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2783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2571in"/>
    </style:style>
    <style:style style:name="co6" style:family="table-column">
      <style:table-column-properties fo:break-before="auto" style:column-width="0.2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92e285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Default"/>
        <table:table-column table:style-name="co7" table:default-cell-style-name="ce2"/>
        <table:table-column table:style-name="co7" table:default-cell-style-name="Default"/>
        <table:table-column table:style-name="co7" table:default-cell-style-name="ce2"/>
        <table:table-column table:style-name="co7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formula="of:=BIN2DEC(COM.MICROSOFT.CONCAT([.A1:.H1]))" office:value-type="float" office:value="0" calcext:value-type="float">
            <text:p>0</text:p>
          </table:table-cell>
          <table:table-cell/>
          <table:table-cell table:formula="of:=BIN2HEX(COM.MICROSOFT.CONCAT([.A1:.H1]))" office:value-type="string" office:string-value="0" calcext:value-type="string">
            <text:p>0</text:p>
          </table:table-cell>
          <table:table-cell/>
          <table:table-cell table:number-columns-repeated="7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" table:formula="of:=BIN2DEC(COM.MICROSOFT.CONCAT([.N1:.U1]))" office:value-type="float" office:value="254" calcext:value-type="float">
            <text:p>254</text:p>
          </table:table-cell>
          <table:table-cell/>
          <table:table-cell table:style-name="ce2" table:formula="of:=BIN2HEX(COM.MICROSOFT.CONCAT([.N1:.U1]))" office:value-type="string" office:string-value="FE" calcext:value-type="string">
            <text:p>F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BIN2DEC(COM.MICROSOFT.CONCAT([.A2:.H2]))" office:value-type="float" office:value="36" calcext:value-type="float">
            <text:p>36</text:p>
          </table:table-cell>
          <table:table-cell/>
          <table:table-cell table:formula="of:=BIN2HEX(COM.MICROSOFT.CONCAT([.A2:.H2]))" office:value-type="string" office:string-value="24" calcext:value-type="string">
            <text:p>24</text:p>
          </table:table-cell>
          <table:table-cell/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2" table:formula="of:=BIN2DEC(COM.MICROSOFT.CONCAT([.N2:.U2]))" office:value-type="float" office:value="253" calcext:value-type="float">
            <text:p>253</text:p>
          </table:table-cell>
          <table:table-cell/>
          <table:table-cell table:style-name="ce2" table:formula="of:=BIN2HEX(COM.MICROSOFT.CONCAT([.N2:.U2]))" office:value-type="string" office:string-value="FD" calcext:value-type="string">
            <text:p>F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BIN2DEC(COM.MICROSOFT.CONCAT([.A3:.H3]))" office:value-type="float" office:value="36" calcext:value-type="float">
            <text:p>36</text:p>
          </table:table-cell>
          <table:table-cell/>
          <table:table-cell table:formula="of:=BIN2HEX(COM.MICROSOFT.CONCAT([.A3:.H3]))" office:value-type="string" office:string-value="24" calcext:value-type="string">
            <text:p>24</text:p>
          </table:table-cell>
          <table:table-cell/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2" table:formula="of:=BIN2DEC(COM.MICROSOFT.CONCAT([.N3:.U3]))" office:value-type="float" office:value="251" calcext:value-type="float">
            <text:p>251</text:p>
          </table:table-cell>
          <table:table-cell/>
          <table:table-cell table:style-name="ce2" table:formula="of:=BIN2HEX(COM.MICROSOFT.CONCAT([.N3:.U3]))" office:value-type="string" office:string-value="FB" calcext:value-type="string">
            <text:p>FB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BIN2DEC(COM.MICROSOFT.CONCAT([.A4:.H4]))" office:value-type="float" office:value="36" calcext:value-type="float">
            <text:p>36</text:p>
          </table:table-cell>
          <table:table-cell/>
          <table:table-cell table:formula="of:=BIN2HEX(COM.MICROSOFT.CONCAT([.A4:.H4]))" office:value-type="string" office:string-value="24" calcext:value-type="string">
            <text:p>24</text:p>
          </table:table-cell>
          <table:table-cell/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style-name="ce2" table:formula="of:=BIN2DEC(COM.MICROSOFT.CONCAT([.N4:.U4]))" office:value-type="float" office:value="247" calcext:value-type="float">
            <text:p>247</text:p>
          </table:table-cell>
          <table:table-cell/>
          <table:table-cell table:style-name="ce2" table:formula="of:=BIN2HEX(COM.MICROSOFT.CONCAT([.N4:.U4]))" office:value-type="string" office:string-value="F7" calcext:value-type="string">
            <text:p>F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DEC(COM.MICROSOFT.CONCAT([.A5:.H5]))" office:value-type="float" office:value="129" calcext:value-type="float">
            <text:p>129</text:p>
          </table:table-cell>
          <table:table-cell/>
          <table:table-cell table:formula="of:=BIN2HEX(COM.MICROSOFT.CONCAT([.A5:.H5]))" office:value-type="string" office:string-value="81" calcext:value-type="string">
            <text:p>81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style-name="ce2" table:formula="of:=BIN2DEC(COM.MICROSOFT.CONCAT([.N5:.U5]))" office:value-type="float" office:value="239" calcext:value-type="float">
            <text:p>239</text:p>
          </table:table-cell>
          <table:table-cell/>
          <table:table-cell table:style-name="ce2" table:formula="of:=BIN2HEX(COM.MICROSOFT.CONCAT([.N5:.U5]))" office:value-type="string" office:string-value="EF" calcext:value-type="string">
            <text:p>E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BIN2DEC(COM.MICROSOFT.CONCAT([.A6:.H6]))" office:value-type="float" office:value="66" calcext:value-type="float">
            <text:p>66</text:p>
          </table:table-cell>
          <table:table-cell/>
          <table:table-cell table:formula="of:=BIN2HEX(COM.MICROSOFT.CONCAT([.A6:.H6]))" office:value-type="string" office:string-value="42" calcext:value-type="string">
            <text:p>42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/>
          <table:table-cell table:style-name="ce2" table:formula="of:=BIN2DEC(COM.MICROSOFT.CONCAT([.N6:.U6]))" office:value-type="float" office:value="223" calcext:value-type="float">
            <text:p>223</text:p>
          </table:table-cell>
          <table:table-cell/>
          <table:table-cell table:style-name="ce2" table:formula="of:=BIN2HEX(COM.MICROSOFT.CONCAT([.N6:.U6]))" office:value-type="string" office:string-value="DF" calcext:value-type="string">
            <text:p>DF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BIN2DEC(COM.MICROSOFT.CONCAT([.A7:.H7]))" office:value-type="float" office:value="60" calcext:value-type="float">
            <text:p>60</text:p>
          </table:table-cell>
          <table:table-cell/>
          <table:table-cell table:formula="of:=BIN2HEX(COM.MICROSOFT.CONCAT([.A7:.H7]))" office:value-type="string" office:string-value="3C" calcext:value-type="string">
            <text:p>3C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/>
          <table:table-cell table:style-name="ce2" table:formula="of:=BIN2DEC(COM.MICROSOFT.CONCAT([.N7:.U7]))" office:value-type="float" office:value="191" calcext:value-type="float">
            <text:p>191</text:p>
          </table:table-cell>
          <table:table-cell/>
          <table:table-cell table:style-name="ce2" table:formula="of:=BIN2HEX(COM.MICROSOFT.CONCAT([.N7:.U7]))" office:value-type="string" office:string-value="BF" calcext:value-type="string">
            <text:p>BF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formula="of:=BIN2DEC(COM.MICROSOFT.CONCAT([.A8:.H8]))" office:value-type="float" office:value="0" calcext:value-type="float">
            <text:p>0</text:p>
          </table:table-cell>
          <table:table-cell/>
          <table:table-cell table:formula="of:=BIN2HEX(COM.MICROSOFT.CONCAT([.A8:.H8]))" office:value-type="string" office:string-value="0" calcext:value-type="string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/>
          <table:table-cell table:style-name="ce2" table:formula="of:=BIN2DEC(COM.MICROSOFT.CONCAT([.N8:.U8]))" office:value-type="float" office:value="127" calcext:value-type="float">
            <text:p>127</text:p>
          </table:table-cell>
          <table:table-cell/>
          <table:table-cell table:style-name="ce2" table:formula="of:=BIN2HEX(COM.MICROSOFT.CONCAT([.N8:.U8]))" office:value-type="string" office:string-value="7F" calcext:value-type="string">
            <text:p>7F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ce3" office:value-type="string" calcext:value-type="string">
            <text:p>Decimal</text:p>
          </table:table-cell>
          <table:table-cell/>
          <table:table-cell table:style-name="ce3" office:value-type="string" calcext:value-type="string">
            <text:p>Hexadecimal</text:p>
          </table:table-cell>
          <table:table-cell table:number-columns-repeated="10"/>
          <table:table-cell table:style-name="ce3" office:value-type="string" calcext:value-type="string">
            <text:p>Decimal</text:p>
          </table:table-cell>
          <table:table-cell/>
          <table:table-cell table:style-name="ce3" office:value-type="string" calcext:value-type="string">
            <text:p>Hexadecimal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formula="of:=BIN2DEC(COM.MICROSOFT.CONCAT([.A11:.H11]))" office:value-type="float" office:value="0" calcext:value-type="float">
            <text:p>0</text:p>
          </table:table-cell>
          <table:table-cell/>
          <table:table-cell table:formula="of:=BIN2HEX(COM.MICROSOFT.CONCAT([.A11:.H11]))" office:value-type="string" office:string-value="0" calcext:value-type="string">
            <text:p>0</text:p>
          </table:table-cell>
          <table:table-cell table:number-columns-repeated="1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formula="of:=BIN2DEC(COM.MICROSOFT.CONCAT([.A12:.H12]))" office:value-type="float" office:value="0" calcext:value-type="float">
            <text:p>0</text:p>
          </table:table-cell>
          <table:table-cell/>
          <table:table-cell table:formula="of:=BIN2HEX(COM.MICROSOFT.CONCAT([.A12:.H12]))" office:value-type="string" office:string-value="0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BIN2DEC(COM.MICROSOFT.CONCAT([.A13:.H13]))" office:value-type="float" office:value="102" calcext:value-type="float">
            <text:p>102</text:p>
          </table:table-cell>
          <table:table-cell/>
          <table:table-cell table:formula="of:=BIN2HEX(COM.MICROSOFT.CONCAT([.A13:.H13]))" office:value-type="string" office:string-value="66" calcext:value-type="string">
            <text:p>66</text:p>
          </table:table-cell>
          <table:table-cell table:number-columns-repeated="1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formula="of:=BIN2DEC(COM.MICROSOFT.CONCAT([.A14:.H14]))" office:value-type="float" office:value="0" calcext:value-type="float">
            <text:p>0</text:p>
          </table:table-cell>
          <table:table-cell/>
          <table:table-cell table:formula="of:=BIN2HEX(COM.MICROSOFT.CONCAT([.A14:.H14]))" office:value-type="string" office:string-value="0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DEC(COM.MICROSOFT.CONCAT([.A15:.H15]))" office:value-type="float" office:value="129" calcext:value-type="float">
            <text:p>129</text:p>
          </table:table-cell>
          <table:table-cell/>
          <table:table-cell table:formula="of:=BIN2HEX(COM.MICROSOFT.CONCAT([.A15:.H15]))" office:value-type="string" office:string-value="81" calcext:value-type="string">
            <text:p>8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BIN2DEC(COM.MICROSOFT.CONCAT([.A16:.H16]))" office:value-type="float" office:value="66" calcext:value-type="float">
            <text:p>66</text:p>
          </table:table-cell>
          <table:table-cell/>
          <table:table-cell table:formula="of:=BIN2HEX(COM.MICROSOFT.CONCAT([.A16:.H16]))" office:value-type="string" office:string-value="42" calcext:value-type="string">
            <text:p>4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BIN2DEC(COM.MICROSOFT.CONCAT([.A17:.H17]))" office:value-type="float" office:value="60" calcext:value-type="float">
            <text:p>60</text:p>
          </table:table-cell>
          <table:table-cell/>
          <table:table-cell table:formula="of:=BIN2HEX(COM.MICROSOFT.CONCAT([.A17:.H17]))" office:value-type="string" office:string-value="3C" calcext:value-type="string">
            <text:p>3C</text:p>
          </table:table-cell>
          <table:table-cell table:number-columns-repeated="1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formula="of:=BIN2DEC(COM.MICROSOFT.CONCAT([.A18:.H18]))" office:value-type="float" office:value="0" calcext:value-type="float">
            <text:p>0</text:p>
          </table:table-cell>
          <table:table-cell/>
          <table:table-cell table:formula="of:=BIN2HEX(COM.MICROSOFT.CONCAT([.A18:.H18]))" office:value-type="string" office:string-value="0" calcext:value-type="string">
            <text:p>0</text:p>
          </table:table-cell>
          <table:table-cell table:number-columns-repeated="13"/>
        </table:table-row>
        <table:table-row table:style-name="ro1">
          <table:table-cell table:style-name="Default" table:number-columns-repeated="8"/>
          <table:table-cell/>
          <table:table-cell table:style-name="ce3" office:value-type="string" calcext:value-type="string">
            <text:p>Decimal</text:p>
          </table:table-cell>
          <table:table-cell/>
          <table:table-cell table:style-name="ce3" office:value-type="string" calcext:value-type="string">
            <text:p>Hexadecimal</text:p>
          </table:table-cell>
          <table:table-cell table:number-columns-repeated="13"/>
        </table:table-row>
        <table:table-row table:style-name="ro1"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formula="of:=BIN2DEC(COM.MICROSOFT.CONCAT([.A21:.H21]))" office:value-type="float" office:value="0" calcext:value-type="float">
            <text:p>0</text:p>
          </table:table-cell>
          <table:table-cell/>
          <table:table-cell table:formula="of:=BIN2HEX(COM.MICROSOFT.CONCAT([.A21:.H21]))" office:value-type="string" office:string-value="0" calcext:value-type="string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BIN2DEC(COM.MICROSOFT.CONCAT([.A22:.H22]))" office:value-type="float" office:value="36" calcext:value-type="float">
            <text:p>36</text:p>
          </table:table-cell>
          <table:table-cell/>
          <table:table-cell table:formula="of:=BIN2HEX(COM.MICROSOFT.CONCAT([.A22:.H22]))" office:value-type="string" office:string-value="24" calcext:value-type="string">
            <text:p>2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BIN2DEC(COM.MICROSOFT.CONCAT([.A23:.H23]))" office:value-type="float" office:value="36" calcext:value-type="float">
            <text:p>36</text:p>
          </table:table-cell>
          <table:table-cell/>
          <table:table-cell table:formula="of:=BIN2HEX(COM.MICROSOFT.CONCAT([.A23:.H23]))" office:value-type="string" office:string-value="24" calcext:value-type="string">
            <text:p>2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BIN2DEC(COM.MICROSOFT.CONCAT([.A24:.H24]))" office:value-type="float" office:value="36" calcext:value-type="float">
            <text:p>36</text:p>
          </table:table-cell>
          <table:table-cell/>
          <table:table-cell table:formula="of:=BIN2HEX(COM.MICROSOFT.CONCAT([.A24:.H24]))" office:value-type="string" office:string-value="24" calcext:value-type="string">
            <text:p>24</text:p>
          </table:table-cell>
          <table:table-cell table:number-columns-repeated="1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formula="of:=BIN2DEC(COM.MICROSOFT.CONCAT([.A25:.H25]))" office:value-type="float" office:value="0" calcext:value-type="float">
            <text:p>0</text:p>
          </table:table-cell>
          <table:table-cell/>
          <table:table-cell table:formula="of:=BIN2HEX(COM.MICROSOFT.CONCAT([.A25:.H25]))" office:value-type="string" office:string-value="0" calcext:value-type="string">
            <text:p>0</text:p>
          </table:table-cell>
          <table:table-cell table:number-columns-repeated="1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formula="of:=BIN2DEC(COM.MICROSOFT.CONCAT([.A26:.H26]))" office:value-type="float" office:value="0" calcext:value-type="float">
            <text:p>0</text:p>
          </table:table-cell>
          <table:table-cell/>
          <table:table-cell table:formula="of:=BIN2HEX(COM.MICROSOFT.CONCAT([.A26:.H26]))" office:value-type="string" office:string-value="0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BIN2DEC(COM.MICROSOFT.CONCAT([.A27:.H27]))" office:value-type="float" office:value="126" calcext:value-type="float">
            <text:p>126</text:p>
          </table:table-cell>
          <table:table-cell/>
          <table:table-cell table:formula="of:=BIN2HEX(COM.MICROSOFT.CONCAT([.A27:.H27]))" office:value-type="string" office:string-value="7E" calcext:value-type="string">
            <text:p>7E</text:p>
          </table:table-cell>
          <table:table-cell table:number-columns-repeated="1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formula="of:=BIN2DEC(COM.MICROSOFT.CONCAT([.A28:.H28]))" office:value-type="float" office:value="0" calcext:value-type="float">
            <text:p>0</text:p>
          </table:table-cell>
          <table:table-cell/>
          <table:table-cell table:formula="of:=BIN2HEX(COM.MICROSOFT.CONCAT([.A28:.H28]))" office:value-type="string" office:string-value="0" calcext:value-type="string">
            <text:p>0</text:p>
          </table:table-cell>
          <table:table-cell table:number-columns-repeated="13"/>
        </table:table-row>
        <table:table-row table:style-name="ro1">
          <table:table-cell table:style-name="Default" table:number-columns-repeated="8"/>
          <table:table-cell/>
          <table:table-cell table:style-name="ce3" office:value-type="string" calcext:value-type="string">
            <text:p>Decimal</text:p>
          </table:table-cell>
          <table:table-cell/>
          <table:table-cell table:style-name="ce3" office:value-type="string" calcext:value-type="string">
            <text:p>Hexadecimal</text:p>
          </table:table-cell>
          <table:table-cell table:number-columns-repeated="13"/>
        </table:table-row>
        <table:table-row table:style-name="ro1"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formula="of:=BIN2DEC(COM.MICROSOFT.CONCAT([.A31:.H31]))" office:value-type="float" office:value="0" calcext:value-type="float">
            <text:p>0</text:p>
          </table:table-cell>
          <table:table-cell/>
          <table:table-cell table:formula="of:=BIN2HEX(COM.MICROSOFT.CONCAT([.A31:.H31]))" office:value-type="string" office:string-value="0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BIN2DEC(COM.MICROSOFT.CONCAT([.A32:.H32]))" office:value-type="float" office:value="90" calcext:value-type="float">
            <text:p>90</text:p>
          </table:table-cell>
          <table:table-cell/>
          <table:table-cell table:formula="of:=BIN2HEX(COM.MICROSOFT.CONCAT([.A32:.H32]))" office:value-type="string" office:string-value="5A" calcext:value-type="string">
            <text:p>5A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BIN2DEC(COM.MICROSOFT.CONCAT([.A33:.H33]))" office:value-type="float" office:value="36" calcext:value-type="float">
            <text:p>36</text:p>
          </table:table-cell>
          <table:table-cell/>
          <table:table-cell table:formula="of:=BIN2HEX(COM.MICROSOFT.CONCAT([.A33:.H33]))" office:value-type="string" office:string-value="24" calcext:value-type="string">
            <text:p>24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BIN2DEC(COM.MICROSOFT.CONCAT([.A34:.H34]))" office:value-type="float" office:value="90" calcext:value-type="float">
            <text:p>90</text:p>
          </table:table-cell>
          <table:table-cell/>
          <table:table-cell table:formula="of:=BIN2HEX(COM.MICROSOFT.CONCAT([.A34:.H34]))" office:value-type="string" office:string-value="5A" calcext:value-type="string">
            <text:p>5A</text:p>
          </table:table-cell>
          <table:table-cell table:number-columns-repeated="1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formula="of:=BIN2DEC(COM.MICROSOFT.CONCAT([.A35:.H35]))" office:value-type="float" office:value="0" calcext:value-type="float">
            <text:p>0</text:p>
          </table:table-cell>
          <table:table-cell/>
          <table:table-cell table:formula="of:=BIN2HEX(COM.MICROSOFT.CONCAT([.A35:.H35]))" office:value-type="string" office:string-value="0" calcext:value-type="string">
            <text:p>0</text:p>
          </table:table-cell>
          <table:table-cell table:number-columns-repeated="1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formula="of:=BIN2DEC(COM.MICROSOFT.CONCAT([.A36:.H36]))" office:value-type="float" office:value="0" calcext:value-type="float">
            <text:p>0</text:p>
          </table:table-cell>
          <table:table-cell/>
          <table:table-cell table:formula="of:=BIN2HEX(COM.MICROSOFT.CONCAT([.A36:.H36]))" office:value-type="string" office:string-value="0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BIN2DEC(COM.MICROSOFT.CONCAT([.A37:.H37]))" office:value-type="float" office:value="126" calcext:value-type="float">
            <text:p>126</text:p>
          </table:table-cell>
          <table:table-cell/>
          <table:table-cell table:formula="of:=BIN2HEX(COM.MICROSOFT.CONCAT([.A37:.H37]))" office:value-type="string" office:string-value="7E" calcext:value-type="string">
            <text:p>7E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DEC(COM.MICROSOFT.CONCAT([.A38:.H38]))" office:value-type="float" office:value="129" calcext:value-type="float">
            <text:p>129</text:p>
          </table:table-cell>
          <table:table-cell/>
          <table:table-cell table:formula="of:=BIN2HEX(COM.MICROSOFT.CONCAT([.A38:.H38]))" office:value-type="string" office:string-value="81" calcext:value-type="string">
            <text:p>81</text:p>
          </table:table-cell>
          <table:table-cell table:number-columns-repeated="13"/>
        </table:table-row>
        <table:table-row table:style-name="ro1">
          <table:table-cell table:style-name="Default" table:number-columns-repeated="8"/>
          <table:table-cell/>
          <table:table-cell table:style-name="ce3" office:value-type="string" calcext:value-type="string">
            <text:p>Decimal</text:p>
          </table:table-cell>
          <table:table-cell/>
          <table:table-cell table:style-name="ce3" office:value-type="string" calcext:value-type="string">
            <text:p>Hexadecimal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13:09:39.374603135</meta:creation-date>
    <dc:date>2023-05-14T15:53:01.508213491</dc:date>
    <meta:editing-duration>PT34M7S</meta:editing-duration>
    <meta:editing-cycles>6</meta:editing-cycles>
    <meta:generator>LibreOffice/7.3.7.2$Linux_X86_64 LibreOffice_project/30$Build-2</meta:generator>
    <meta:document-statistic meta:table-count="1" meta:cell-count="410" meta:object-count="0"/>
  </office:meta>
</office:document-meta>
</file>